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591in"/>
    </style:style>
    <style:style style:name="co2" style:family="table-column">
      <style:table-column-properties fo:break-before="auto" style:column-width="2.44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83caff"/>
    </style:style>
    <style:style style:name="ce3" style:family="table-cell" style:parent-style-name="Default">
      <style:table-cell-properties fo:background-color="#e6ff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950e"/>
    </style:style>
    <style:style style:name="ce6" style:family="table-cell" style:parent-style-name="Default">
      <style:table-cell-properties fo:background-color="#c0c0c0"/>
    </style:style>
    <style:style style:name="ce7" style:family="table-cell" style:parent-style-name="Default">
      <style:table-cell-properties fo:background-color="#23ff23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ff00"/>
      <style:text-properties fo:color="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File</text:p>
          </table:table-cell>
          <table:table-cell table:style-name="ce1" office:value-type="string">
            <text:p>Comment</text:p>
          </table:table-cell>
        </table:table-row>
        <table:table-row table:style-name="ro2">
          <table:table-cell table:style-name="ce2" office:value-type="string">
            <text:p>DataConsumer.hpp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table:style-name="ce3" office:value-type="string">
            <text:p>DataFifo.hpp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table:style-name="ce2" office:value-type="string">
            <text:p>DiskReadFileTask.hpp</text:p>
          </table:table-cell>
          <table:table-cell/>
        </table:table-row>
        <table:table-row table:style-name="ro2">
          <table:table-cell table:style-name="ce2" office:value-type="string">
            <text:p>DiskReadTask.hpp</text:p>
          </table:table-cell>
          <table:table-cell/>
        </table:table-row>
        <table:table-row table:style-name="ro2">
          <table:table-cell table:style-name="ce3" office:value-type="string">
            <text:p>DiskReadThreadPool.hpp</text:p>
          </table:table-cell>
          <table:table-cell office:value-type="string">
            <text:p>Touched, but work need to be done</text:p>
          </table:table-cell>
        </table:table-row>
        <table:table-row table:style-name="ro2">
          <table:table-cell table:style-name="ce3" office:value-type="string">
            <text:p>DiskThreadPoolInterface.hpp</text:p>
          </table:table-cell>
          <table:table-cell/>
        </table:table-row>
        <table:table-row table:style-name="ro2">
          <table:table-cell table:style-name="ce2" office:value-type="string">
            <text:p>DiskWriteFileTask.hpp</text:p>
          </table:table-cell>
          <table:table-cell/>
        </table:table-row>
        <table:table-row table:style-name="ro2">
          <table:table-cell table:style-name="ce2" office:value-type="string">
            <text:p>DiskWriteTask.hpp</text:p>
          </table:table-cell>
          <table:table-cell/>
        </table:table-row>
        <table:table-row table:style-name="ro2">
          <table:table-cell table:style-name="ce4" office:value-type="string">
            <text:p>DiskWriteThreadPool.hpp</text:p>
          </table:table-cell>
          <table:table-cell office:value-type="string">
            <text:p>Touched, but work need to be done</text:p>
          </table:table-cell>
        </table:table-row>
        <table:table-row table:style-name="ro2">
          <table:table-cell table:style-name="ce5" office:value-type="string">
            <text:p>DriveCatalogue.cpp</text:p>
          </table:table-cell>
          <table:table-cell/>
        </table:table-row>
        <table:table-row table:style-name="ro2">
          <table:table-cell table:style-name="ce5" office:value-type="string">
            <text:p>DriveCatalogue.hpp</text:p>
          </table:table-cell>
          <table:table-cell/>
        </table:table-row>
        <table:table-row table:style-name="ro2">
          <table:table-cell table:style-name="ce6" office:value-type="string">
            <text:p>DriveCatalogueTest.cpp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table:style-name="ce5" office:value-type="string">
            <text:p>DummyVdqm.cpp</text:p>
          </table:table-cell>
          <table:table-cell/>
        </table:table-row>
        <table:table-row table:style-name="ro2">
          <table:table-cell table:style-name="ce5" office:value-type="string">
            <text:p>DummyVdqm.hpp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table:style-name="ce3" office:value-type="string">
            <text:p>Exception.hpp</text:p>
          </table:table-cell>
          <table:table-cell/>
        </table:table-row>
        <table:table-row table:style-name="ro2">
          <table:table-cell table:style-name="ce3" office:value-type="string">
            <text:p>MemBlock.hpp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table:style-name="ce2" office:value-type="string">
            <text:p>MemManagerClient.hpp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table:style-name="ce3" office:value-type="string">
            <text:p>MemManager.hpp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table:style-name="ce7" office:value-type="string">
            <text:p>MigrationReportPacker.cpp</text:p>
          </table:table-cell>
          <table:table-cell/>
        </table:table-row>
        <table:table-row table:style-name="ro2">
          <table:table-cell table:style-name="ce7" office:value-type="string">
            <text:p>MigrationReportPacker.hpp</text:p>
          </table:table-cell>
          <table:table-cell/>
        </table:table-row>
        <table:table-row table:style-name="ro2">
          <table:table-cell table:style-name="ce6" office:value-type="string">
            <text:p>MigrationReportPackerTest.cpp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table:style-name="ce2" office:value-type="string">
            <text:p>MountSession.cpp</text:p>
          </table:table-cell>
          <table:table-cell/>
        </table:table-row>
        <table:table-row table:style-name="ro2">
          <table:table-cell table:style-name="ce2" office:value-type="string">
            <text:p>MountSession.hpp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table:style-name="ce7" office:value-type="string">
            <text:p>RecallReportPacker.cpp</text:p>
          </table:table-cell>
          <table:table-cell/>
        </table:table-row>
        <table:table-row table:style-name="ro2">
          <table:table-cell table:style-name="ce7" office:value-type="string">
            <text:p>RecallReportPacker.hpp</text:p>
          </table:table-cell>
          <table:table-cell/>
        </table:table-row>
        <table:table-row table:style-name="ro2">
          <table:table-cell table:style-name="ce6" office:value-type="string">
            <text:p>RecallReportPackerTest.cpp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table:style-name="ce7" office:value-type="string">
            <text:p>RecallTaskInjector.cpp</text:p>
          </table:table-cell>
          <table:table-cell/>
        </table:table-row>
        <table:table-row table:style-name="ro2">
          <table:table-cell table:style-name="ce7" office:value-type="string">
            <text:p>RecallTaskInjector.hpp</text:p>
          </table:table-cell>
          <table:table-cell/>
        </table:table-row>
        <table:table-row table:style-name="ro2">
          <table:table-cell table:style-name="ce6" office:value-type="string">
            <text:p>RecallTaskInjectorTest.cpp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table:style-name="ce7" office:value-type="string">
            <text:p>ReportPackerInterface.hpp</text:p>
          </table:table-cell>
          <table:table-cell/>
        </table:table-row>
        <table:table-row table:style-name="ro2">
          <table:table-cell table:style-name="ce5" office:value-type="string">
            <text:p>TapeDaemon.cpp</text:p>
          </table:table-cell>
          <table:table-cell/>
        </table:table-row>
        <table:table-row table:style-name="ro2">
          <table:table-cell table:style-name="ce5" office:value-type="string">
            <text:p>TapeDaemon.hpp</text:p>
          </table:table-cell>
          <table:table-cell/>
        </table:table-row>
        <table:table-row table:style-name="ro2">
          <table:table-cell table:style-name="ce5" office:value-type="string">
            <text:p>TapeDaemonMain.cpp</text:p>
          </table:table-cell>
          <table:table-cell/>
        </table:table-row>
        <table:table-row table:style-name="ro2">
          <table:table-cell table:style-name="ce5" office:value-type="string">
            <text:p>TapeDaemonTest.cpp</text:p>
          </table:table-cell>
          <table:table-cell/>
        </table:table-row>
        <table:table-row table:style-name="ro2">
          <table:table-cell table:style-name="ce2" office:value-type="string">
            <text:p>TapeReadFileTask.hpp</text:p>
          </table:table-cell>
          <table:table-cell office:value-type="string">
            <text:p>renaming needed</text:p>
          </table:table-cell>
        </table:table-row>
        <table:table-row table:style-name="ro2">
          <table:table-cell table:style-name="ce2" office:value-type="string">
            <text:p>TapeReadSingleThread.hpp</text:p>
          </table:table-cell>
          <table:table-cell office:value-type="string">
            <text:p>renaming needed</text:p>
          </table:table-cell>
        </table:table-row>
        <table:table-row table:style-name="ro2">
          <table:table-cell table:style-name="ce2" office:value-type="string">
            <text:p>TapeReadTask.hpp</text:p>
          </table:table-cell>
          <table:table-cell office:value-type="string">
            <text:p>renaming needed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table:style-name="ce6" office:value-type="string">
            <text:p>tapeserverdTest.cpp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table:style-name="ce3" office:value-type="string">
            <text:p>TapeSingleThreadInterface.hpp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table:style-name="ce2" office:value-type="string">
            <text:p>TapeWriteFileTask.hpp</text:p>
          </table:table-cell>
          <table:table-cell office:value-type="string">
            <text:p>renaming needed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table:style-name="ce2" office:value-type="string">
            <text:p>TapeWriteSingleThread.hpp</text:p>
          </table:table-cell>
          <table:table-cell office:value-type="string">
            <text:p>renaming needed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table:style-name="ce2" office:value-type="string">
            <text:p>TapeWriteTask.hpp</text:p>
          </table:table-cell>
          <table:table-cell office:value-type="string">
            <text:p>renaming needed</text:p>
          </table:table-cell>
        </table:table-row>
        <table:table-row table:style-name="ro2">
          <table:table-cell table:style-name="ce2" office:value-type="string">
            <text:p>TaskInjector.hpp</text:p>
          </table:table-cell>
          <table:table-cell office:value-type="string">
            <text:p>File needed ??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table:style-name="ce5" office:value-type="string">
            <text:p>VdqmAcceptHandler.cpp</text:p>
          </table:table-cell>
          <table:table-cell/>
        </table:table-row>
        <table:table-row table:style-name="ro2">
          <table:table-cell table:style-name="ce5" office:value-type="string">
            <text:p>VdqmAcceptHandler.hpp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table:style-name="ce5" office:value-type="string">
            <text:p>VdqmConnectionHandler.cpp</text:p>
          </table:table-cell>
          <table:table-cell/>
        </table:table-row>
        <table:table-row table:style-name="ro2">
          <table:table-cell table:style-name="ce5" office:value-type="string">
            <text:p>VdqmConnectionHandler.hpp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table:style-name="ce5" office:value-type="string">
            <text:p>Vdqm.cpp</text:p>
          </table:table-cell>
          <table:table-cell/>
        </table:table-row>
        <table:table-row table:style-name="ro2">
          <table:table-cell table:style-name="ce5" office:value-type="string">
            <text:p>Vdqm.hpp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table:style-name="ce5" office:value-type="string">
            <text:p>VdqmImpl.cpp</text:p>
          </table:table-cell>
          <table:table-cell/>
        </table:table-row>
        <table:table-row table:style-name="ro2">
          <table:table-cell table:style-name="ce5" office:value-type="string">
            <text:p>VdqmImpl.hpp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1">
          <table:table-cell table:style-name="ce8" office:value-type="string">
            <text:p>LEGEND</text:p>
          </table:table-cell>
          <table:table-cell/>
        </table:table-row>
        <table:table-row table:style-name="ro1">
          <table:table-cell table:style-name="ce5" office:value-type="string">
            <text:p>Not from Eric or David</text:p>
          </table:table-cell>
          <table:table-cell table:style-name="ce5" office:value-type="string">
            <text:p>Chart 10</text:p>
          </table:table-cell>
        </table:table-row>
        <table:table-row table:style-name="ro1">
          <table:table-cell table:style-name="ce7" office:value-type="string">
            <text:p>Adapted </text:p>
          </table:table-cell>
          <table:table-cell office:value-type="string">
            <text:p>Green 8</text:p>
          </table:table-cell>
        </table:table-row>
        <table:table-row table:style-name="ro1">
          <table:table-cell table:style-name="ce2" office:value-type="string">
            <text:p>Not touched</text:p>
          </table:table-cell>
          <table:table-cell table:style-name="ce2" office:value-type="string">
            <text:p>Chart 6</text:p>
          </table:table-cell>
        </table:table-row>
        <table:table-row table:style-name="ro1">
          <table:table-cell table:style-name="ce6" office:value-type="string">
            <text:p>Test files</text:p>
          </table:table-cell>
          <table:table-cell table:style-name="ce6" office:value-type="string">
            <text:p>Light Gray</text:p>
          </table:table-cell>
        </table:table-row>
        <table:table-row table:style-name="ro1">
          <table:table-cell table:style-name="ce3" office:value-type="string">
            <text:p>Work in progress</text:p>
          </table:table-cell>
          <table:table-cell table:style-name="ce9" office:value-type="string">
            <text:p>Yellow 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Come</meta:initial-creator>
    <meta:creation-date>2014-03-31T14:29:42</meta:creation-date>
    <dc:date>2014-03-31T16:01:04</dc:date>
    <dc:creator>David Come</dc:creator>
    <meta:editing-duration>PT1H26M5S</meta:editing-duration>
    <meta:editing-cycles>41</meta:editing-cycles>
    <meta:generator>LibreOffice/4.0.4.2$Linux_X86_64 LibreOffice_project/400m0$Build-2</meta:generator>
    <meta:document-statistic meta:table-count="1" meta:cell-count="73" meta:object-count="0"/>
  </office:meta>
</office:document-meta>
</file>